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11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reNLP</text:p>
          </table:table-cell>
          <table:table-cell table:number-columns-repeated="4"/>
          <table:table-cell office:value-type="string" calcext:value-type="string">
            <text:p>CoreNL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Type</text:p>
          </table:table-cell>
          <table:table-cell office:value-type="string" calcext:value-type="string">
            <text:p>TruePos</text:p>
          </table:table-cell>
          <table:table-cell office:value-type="string" calcext:value-type="string">
            <text:p>FalsePos</text:p>
          </table:table-cell>
          <table:table-cell office:value-type="string" calcext:value-type="string">
            <text:p>TrueNeg</text:p>
          </table:table-cell>
          <table:table-cell office:value-type="string" calcext:value-type="string">
            <text:p>FalseNeg</text:p>
          </table:table-cell>
          <table:table-cell office:value-type="string" calcext:value-type="string">
            <text:p>TagType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Sample Size, Positive</text:p>
          </table:table-cell>
          <table:table-cell office:value-type="string" calcext:value-type="string">
            <text:p>Sample Size, Negative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987" calcext:value-type="float">
            <text:p>1987</text:p>
          </table:table-cell>
          <table:table-cell office:value-type="float" office:value="61" calcext:value-type="float">
            <text:p>61</text:p>
          </table:table-cell>
          <table:table-cell office:value-type="float" office:value="3885" calcext:value-type="float">
            <text:p>38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N</text:p>
          </table:table-cell>
          <table:table-cell table:formula="of:=1 - [.B3]/([.B3]+[.E3])" office:value-type="float" office:value="0.0269343780607247" calcext:value-type="float">
            <text:p>0.0269343781</text:p>
          </table:table-cell>
          <table:table-cell table:formula="of:=1 -[.D3]/([.D3]+[.C3])" office:value-type="float" office:value="0.0154586923466802" calcext:value-type="float">
            <text:p>0.0154586923</text:p>
          </table:table-cell>
          <table:table-cell table:formula="of:=[.B3]+[.E3]" office:value-type="float" office:value="2042" calcext:value-type="float">
            <text:p>2042</text:p>
          </table:table-cell>
          <table:table-cell table:formula="of:=[.D3]+[.C3]" office:value-type="float" office:value="3946" calcext:value-type="float">
            <text:p>3946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949" calcext:value-type="float">
            <text:p>949</text:p>
          </table:table-cell>
          <table:table-cell office:value-type="float" office:value="56" calcext:value-type="float">
            <text:p>56</text:p>
          </table:table-cell>
          <table:table-cell office:value-type="float" office:value="4970" calcext:value-type="float">
            <text:p>49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B</text:p>
          </table:table-cell>
          <table:table-cell table:formula="of:=1 - [.B4]/([.B4]+[.E4])" office:value-type="float" office:value="0.0135135135135135" calcext:value-type="float">
            <text:p>0.0135135135</text:p>
          </table:table-cell>
          <table:table-cell table:formula="of:=1 -[.D4]/([.D4]+[.C4])" office:value-type="float" office:value="0.0111420612813371" calcext:value-type="float">
            <text:p>0.0111420613</text:p>
          </table:table-cell>
          <table:table-cell table:formula="of:=[.B4]+[.E4]" office:value-type="float" office:value="962" calcext:value-type="float">
            <text:p>962</text:p>
          </table:table-cell>
          <table:table-cell table:formula="of:=[.D4]+[.C4]" office:value-type="float" office:value="5026" calcext:value-type="float">
            <text:p>5026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office:value-type="float" office:value="5226" calcext:value-type="float">
            <text:p>522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J</text:p>
          </table:table-cell>
          <table:table-cell table:formula="of:=1 - [.B5]/([.B5]+[.E5])" office:value-type="float" office:value="0.122615803814714" calcext:value-type="float">
            <text:p>0.1226158038</text:p>
          </table:table-cell>
          <table:table-cell table:formula="of:=1 -[.D5]/([.D5]+[.C5])" office:value-type="float" office:value="0.0053292729349067" calcext:value-type="float">
            <text:p>0.0053292729</text:p>
          </table:table-cell>
          <table:table-cell table:formula="of:=[.B5]+[.E5]" office:value-type="float" office:value="734" calcext:value-type="float">
            <text:p>734</text:p>
          </table:table-cell>
          <table:table-cell table:formula="of:=[.D5]+[.C5]"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  <table:table-cell office:value-type="float" office:value="5721" calcext:value-type="float">
            <text:p>57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B</text:p>
          </table:table-cell>
          <table:table-cell table:formula="of:=1 - [.B6]/([.B6]+[.E6])" office:value-type="float" office:value="0.0912698412698413" calcext:value-type="float">
            <text:p>0.0912698413</text:p>
          </table:table-cell>
          <table:table-cell table:formula="of:=1 -[.D6]/([.D6]+[.C6])" office:value-type="float" office:value="0.00261506276150625" calcext:value-type="float">
            <text:p>0.0026150628</text:p>
          </table:table-cell>
          <table:table-cell table:formula="of:=[.B6]+[.E6]" office:value-type="float" office:value="252" calcext:value-type="float">
            <text:p>252</text:p>
          </table:table-cell>
          <table:table-cell table:formula="of:=[.D6]+[.C6]" office:value-type="float" office:value="5736" calcext:value-type="float">
            <text:p>57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penNLP</text:p>
          </table:table-cell>
          <table:table-cell table:number-columns-repeated="4"/>
          <table:table-cell office:value-type="string" calcext:value-type="string">
            <text:p>OpenNL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Type</text:p>
          </table:table-cell>
          <table:table-cell office:value-type="string" calcext:value-type="string">
            <text:p>TruePos</text:p>
          </table:table-cell>
          <table:table-cell office:value-type="string" calcext:value-type="string">
            <text:p>FalsePos</text:p>
          </table:table-cell>
          <table:table-cell office:value-type="string" calcext:value-type="string">
            <text:p>TrueNeg</text:p>
          </table:table-cell>
          <table:table-cell office:value-type="string" calcext:value-type="string">
            <text:p>FalseNeg</text:p>
          </table:table-cell>
          <table:table-cell office:value-type="string" calcext:value-type="string">
            <text:p>TagType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Sample Size, Positive</text:p>
          </table:table-cell>
          <table:table-cell office:value-type="string" calcext:value-type="string">
            <text:p>Sample Size, Negative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996" calcext:value-type="float">
            <text:p>1996</text:p>
          </table:table-cell>
          <table:table-cell office:value-type="float" office:value="84" calcext:value-type="float">
            <text:p>84</text:p>
          </table:table-cell>
          <table:table-cell office:value-type="float" office:value="3862" calcext:value-type="float">
            <text:p>38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N</text:p>
          </table:table-cell>
          <table:table-cell table:formula="of:=1 - [.B10]/([.B10]+[.E10])" office:value-type="float" office:value="0.0225269343780607" calcext:value-type="float">
            <text:p>0.0225269344</text:p>
          </table:table-cell>
          <table:table-cell table:formula="of:=1 -[.D10]/([.D10]+[.C10])" office:value-type="float" office:value="0.0212873796249367" calcext:value-type="float">
            <text:p>0.0212873796</text:p>
          </table:table-cell>
          <table:table-cell table:formula="of:=[.B10]+[.E10]" office:value-type="float" office:value="2042" calcext:value-type="float">
            <text:p>2042</text:p>
          </table:table-cell>
          <table:table-cell table:formula="of:=[.D10]+[.C10]" office:value-type="float" office:value="3946" calcext:value-type="float">
            <text:p>3946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951" calcext:value-type="float">
            <text:p>951</text:p>
          </table:table-cell>
          <table:table-cell office:value-type="float" office:value="38" calcext:value-type="float">
            <text:p>38</text:p>
          </table:table-cell>
          <table:table-cell office:value-type="float" office:value="4988" calcext:value-type="float">
            <text:p>49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B</text:p>
          </table:table-cell>
          <table:table-cell table:formula="of:=1 - [.B11]/([.B11]+[.E11])" office:value-type="float" office:value="0.0114345114345115" calcext:value-type="float">
            <text:p>0.0114345114</text:p>
          </table:table-cell>
          <table:table-cell table:formula="of:=1 -[.D11]/([.D11]+[.C11])" office:value-type="float" office:value="0.0075606844409073" calcext:value-type="float">
            <text:p>0.0075606844</text:p>
          </table:table-cell>
          <table:table-cell table:formula="of:=[.B11]+[.E11]" office:value-type="float" office:value="962" calcext:value-type="float">
            <text:p>962</text:p>
          </table:table-cell>
          <table:table-cell table:formula="of:=[.D11]+[.C11]" office:value-type="float" office:value="5026" calcext:value-type="float">
            <text:p>5026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632" calcext:value-type="float">
            <text:p>632</text:p>
          </table:table-cell>
          <table:table-cell office:value-type="float" office:value="30" calcext:value-type="float">
            <text:p>30</text:p>
          </table:table-cell>
          <table:table-cell office:value-type="float" office:value="5224" calcext:value-type="float">
            <text:p>52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J</text:p>
          </table:table-cell>
          <table:table-cell table:formula="of:=1 - [.B12]/([.B12]+[.E12])" office:value-type="float" office:value="0.138964577656676" calcext:value-type="float">
            <text:p>0.1389645777</text:p>
          </table:table-cell>
          <table:table-cell table:formula="of:=1 -[.D12]/([.D12]+[.C12])" office:value-type="float" office:value="0.00570993528740005" calcext:value-type="float">
            <text:p>0.0057099353</text:p>
          </table:table-cell>
          <table:table-cell table:formula="of:=[.B12]+[.E12]" office:value-type="float" office:value="734" calcext:value-type="float">
            <text:p>734</text:p>
          </table:table-cell>
          <table:table-cell table:formula="of:=[.D12]+[.C12]"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31" calcext:value-type="float">
            <text:p>231</text:p>
          </table:table-cell>
          <table:table-cell office:value-type="float" office:value="19" calcext:value-type="float">
            <text:p>19</text:p>
          </table:table-cell>
          <table:table-cell office:value-type="float" office:value="5717" calcext:value-type="float">
            <text:p>57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B</text:p>
          </table:table-cell>
          <table:table-cell table:formula="of:=1 - [.B13]/([.B13]+[.E13])" office:value-type="float" office:value="0.0833333333333334" calcext:value-type="float">
            <text:p>0.0833333333</text:p>
          </table:table-cell>
          <table:table-cell table:formula="of:=1 -[.D13]/([.D13]+[.C13])" office:value-type="float" office:value="0.00331241283124128" calcext:value-type="float">
            <text:p>0.0033124128</text:p>
          </table:table-cell>
          <table:table-cell table:formula="of:=[.B13]+[.E13]" office:value-type="float" office:value="252" calcext:value-type="float">
            <text:p>252</text:p>
          </table:table-cell>
          <table:table-cell table:formula="of:=[.D13]+[.C13]" office:value-type="float" office:value="5736" calcext:value-type="float">
            <text:p>57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LTK</text:p>
          </table:table-cell>
          <table:table-cell table:number-columns-repeated="4"/>
          <table:table-cell office:value-type="string" calcext:value-type="string">
            <text:p>NLT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Type</text:p>
          </table:table-cell>
          <table:table-cell office:value-type="string" calcext:value-type="string">
            <text:p>TruePos</text:p>
          </table:table-cell>
          <table:table-cell office:value-type="string" calcext:value-type="string">
            <text:p>FalsePos</text:p>
          </table:table-cell>
          <table:table-cell office:value-type="string" calcext:value-type="string">
            <text:p>TrueNeg</text:p>
          </table:table-cell>
          <table:table-cell office:value-type="string" calcext:value-type="string">
            <text:p>FalseNeg</text:p>
          </table:table-cell>
          <table:table-cell office:value-type="string" calcext:value-type="string">
            <text:p>TagType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Sample Size, Positive</text:p>
          </table:table-cell>
          <table:table-cell office:value-type="string" calcext:value-type="string">
            <text:p>Sample Size, Negative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968" calcext:value-type="float">
            <text:p>1968</text:p>
          </table:table-cell>
          <table:table-cell office:value-type="float" office:value="98" calcext:value-type="float">
            <text:p>98</text:p>
          </table:table-cell>
          <table:table-cell office:value-type="float" office:value="3848" calcext:value-type="float">
            <text:p>38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N</text:p>
          </table:table-cell>
          <table:table-cell table:formula="of:=1 - [.B17]/([.B17]+[.E17])" office:value-type="float" office:value="0.0362389813907933" calcext:value-type="float">
            <text:p>0.0362389814</text:p>
          </table:table-cell>
          <table:table-cell table:formula="of:=1 -[.D17]/([.D17]+[.C17])" office:value-type="float" office:value="0.0248352762290928" calcext:value-type="float">
            <text:p>0.0248352762</text:p>
          </table:table-cell>
          <table:table-cell table:formula="of:=[.B17]+[.E17]" office:value-type="float" office:value="2042" calcext:value-type="float">
            <text:p>2042</text:p>
          </table:table-cell>
          <table:table-cell table:formula="of:=[.D17]+[.C17]" office:value-type="float" office:value="3946" calcext:value-type="float">
            <text:p>3946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935" calcext:value-type="float">
            <text:p>935</text:p>
          </table:table-cell>
          <table:table-cell office:value-type="float" office:value="70" calcext:value-type="float">
            <text:p>70</text:p>
          </table:table-cell>
          <table:table-cell office:value-type="float" office:value="4956" calcext:value-type="float">
            <text:p>49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B</text:p>
          </table:table-cell>
          <table:table-cell table:formula="of:=1 - [.B18]/([.B18]+[.E18])" office:value-type="float" office:value="0.0280665280665281" calcext:value-type="float">
            <text:p>0.0280665281</text:p>
          </table:table-cell>
          <table:table-cell table:formula="of:=1 -[.D18]/([.D18]+[.C18])" office:value-type="float" office:value="0.0139275766016713" calcext:value-type="float">
            <text:p>0.0139275766</text:p>
          </table:table-cell>
          <table:table-cell table:formula="of:=[.B18]+[.E18]" office:value-type="float" office:value="962" calcext:value-type="float">
            <text:p>962</text:p>
          </table:table-cell>
          <table:table-cell table:formula="of:=[.D18]+[.C18]" office:value-type="float" office:value="5026" calcext:value-type="float">
            <text:p>5026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628" calcext:value-type="float">
            <text:p>628</text:p>
          </table:table-cell>
          <table:table-cell office:value-type="float" office:value="33" calcext:value-type="float">
            <text:p>33</text:p>
          </table:table-cell>
          <table:table-cell office:value-type="float" office:value="5221" calcext:value-type="float">
            <text:p>522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J</text:p>
          </table:table-cell>
          <table:table-cell table:formula="of:=1 - [.B19]/([.B19]+[.E19])" office:value-type="float" office:value="0.14441416893733" calcext:value-type="float">
            <text:p>0.1444141689</text:p>
          </table:table-cell>
          <table:table-cell table:formula="of:=1 -[.D19]/([.D19]+[.C19])" office:value-type="float" office:value="0.00628092881614006" calcext:value-type="float">
            <text:p>0.0062809288</text:p>
          </table:table-cell>
          <table:table-cell table:formula="of:=[.B19]+[.E19]" office:value-type="float" office:value="734" calcext:value-type="float">
            <text:p>734</text:p>
          </table:table-cell>
          <table:table-cell table:formula="of:=[.D19]+[.C19]"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29" calcext:value-type="float">
            <text:p>229</text:p>
          </table:table-cell>
          <table:table-cell office:value-type="float" office:value="16" calcext:value-type="float">
            <text:p>16</text:p>
          </table:table-cell>
          <table:table-cell office:value-type="float" office:value="5720" calcext:value-type="float">
            <text:p>57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B</text:p>
          </table:table-cell>
          <table:table-cell table:formula="of:=1 - [.B20]/([.B20]+[.E20])" office:value-type="float" office:value="0.0912698412698413" calcext:value-type="float">
            <text:p>0.0912698413</text:p>
          </table:table-cell>
          <table:table-cell table:formula="of:=1 -[.D20]/([.D20]+[.C20])" office:value-type="float" office:value="0.00278940027894004" calcext:value-type="float">
            <text:p>0.0027894003</text:p>
          </table:table-cell>
          <table:table-cell table:formula="of:=[.B20]+[.E20]" office:value-type="float" office:value="252" calcext:value-type="float">
            <text:p>252</text:p>
          </table:table-cell>
          <table:table-cell table:formula="of:=[.D20]+[.C20]" office:value-type="float" office:value="5736" calcext:value-type="float">
            <text:p>573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aCy</text:p>
          </table:table-cell>
          <table:table-cell table:number-columns-repeated="4"/>
          <table:table-cell office:value-type="string" calcext:value-type="string">
            <text:p>Sp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Type</text:p>
          </table:table-cell>
          <table:table-cell office:value-type="string" calcext:value-type="string">
            <text:p>TruePos</text:p>
          </table:table-cell>
          <table:table-cell office:value-type="string" calcext:value-type="string">
            <text:p>FalsePos</text:p>
          </table:table-cell>
          <table:table-cell office:value-type="string" calcext:value-type="string">
            <text:p>TrueNeg</text:p>
          </table:table-cell>
          <table:table-cell office:value-type="string" calcext:value-type="string">
            <text:p>FalseNeg</text:p>
          </table:table-cell>
          <table:table-cell office:value-type="string" calcext:value-type="string">
            <text:p>TagType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Sample Size, Positive</text:p>
          </table:table-cell>
          <table:table-cell office:value-type="string" calcext:value-type="string">
            <text:p>Sample Size, Negative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004" calcext:value-type="float">
            <text:p>2004</text:p>
          </table:table-cell>
          <table:table-cell office:value-type="float" office:value="52" calcext:value-type="float">
            <text:p>52</text:p>
          </table:table-cell>
          <table:table-cell office:value-type="float" office:value="3894" calcext:value-type="float">
            <text:p>38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N</text:p>
          </table:table-cell>
          <table:table-cell table:formula="of:=1 - [.B24]/([.B24]+[.E24])" office:value-type="float" office:value="0.0186092066601371" calcext:value-type="float">
            <text:p>0.0186092067</text:p>
          </table:table-cell>
          <table:table-cell table:formula="of:=1 -[.D24]/([.D24]+[.C24])" office:value-type="float" office:value="0.0131779016725798" calcext:value-type="float">
            <text:p>0.0131779017</text:p>
          </table:table-cell>
          <table:table-cell table:formula="of:=[.B24]+[.E24]" office:value-type="float" office:value="2042" calcext:value-type="float">
            <text:p>2042</text:p>
          </table:table-cell>
          <table:table-cell table:formula="of:=[.D24]+[.C24]" office:value-type="float" office:value="3946" calcext:value-type="float">
            <text:p>3946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960" calcext:value-type="float">
            <text:p>960</text:p>
          </table:table-cell>
          <table:table-cell office:value-type="float" office:value="39" calcext:value-type="float">
            <text:p>39</text:p>
          </table:table-cell>
          <table:table-cell office:value-type="float" office:value="4987" calcext:value-type="float">
            <text:p>4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B</text:p>
          </table:table-cell>
          <table:table-cell table:formula="of:=1 - [.B25]/([.B25]+[.E25])" office:value-type="float" office:value="0.00207900207900202" calcext:value-type="float">
            <text:p>0.0020790021</text:p>
          </table:table-cell>
          <table:table-cell table:formula="of:=1 -[.D25]/([.D25]+[.C25])" office:value-type="float" office:value="0.00775964982093114" calcext:value-type="float">
            <text:p>0.0077596498</text:p>
          </table:table-cell>
          <table:table-cell table:formula="of:=[.B25]+[.E25]" office:value-type="float" office:value="962" calcext:value-type="float">
            <text:p>962</text:p>
          </table:table-cell>
          <table:table-cell table:formula="of:=[.D25]+[.C25]" office:value-type="float" office:value="5026" calcext:value-type="float">
            <text:p>5026</text:p>
          </table:table-cell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651" calcext:value-type="float">
            <text:p>651</text:p>
          </table:table-cell>
          <table:table-cell office:value-type="float" office:value="16" calcext:value-type="float">
            <text:p>16</text:p>
          </table:table-cell>
          <table:table-cell office:value-type="float" office:value="5238" calcext:value-type="float">
            <text:p>523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J</text:p>
          </table:table-cell>
          <table:table-cell table:formula="of:=1 - [.B26]/([.B26]+[.E26])" office:value-type="float" office:value="0.113079019073569" calcext:value-type="float">
            <text:p>0.1130790191</text:p>
          </table:table-cell>
          <table:table-cell table:formula="of:=1 -[.D26]/([.D26]+[.C26])" office:value-type="float" office:value="0.00304529881994675" calcext:value-type="float">
            <text:p>0.0030452988</text:p>
          </table:table-cell>
          <table:table-cell table:formula="of:=[.B26]+[.E26]" office:value-type="float" office:value="734" calcext:value-type="float">
            <text:p>734</text:p>
          </table:table-cell>
          <table:table-cell table:formula="of:=[.D26]+[.C26]" office:value-type="float" office:value="5254" calcext:value-type="float">
            <text:p>5254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5727" calcext:value-type="float">
            <text:p>57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B</text:p>
          </table:table-cell>
          <table:table-cell table:formula="of:=1 - [.B27]/([.B27]+[.E27])" office:value-type="float" office:value="0.0714285714285714" calcext:value-type="float">
            <text:p>0.0714285714</text:p>
          </table:table-cell>
          <table:table-cell table:formula="of:=1 -[.D27]/([.D27]+[.C27])" office:value-type="float" office:value="0.00156903765690375" calcext:value-type="float">
            <text:p>0.0015690377</text:p>
          </table:table-cell>
          <table:table-cell table:formula="of:=[.B27]+[.E27]" office:value-type="float" office:value="252" calcext:value-type="float">
            <text:p>252</text:p>
          </table:table-cell>
          <table:table-cell table:formula="of:=[.D27]+[.C27]" office:value-type="float" office:value="5736" calcext:value-type="float">
            <text:p>5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2:40:00.057351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2:16:08.830228580</meta:creation-date>
    <dc:date>2017-05-08T02:59:52.349741178</dc:date>
    <meta:editing-duration>PT36M34S</meta:editing-duration>
    <meta:editing-cycles>5</meta:editing-cycles>
    <meta:generator>LibreOffice/5.1.4.2$Linux_X86_64 LibreOffice_project/10m0$Build-2</meta:generator>
    <meta:document-statistic meta:table-count="1" meta:cell-count="208" meta:object-count="0"/>
  </office:meta>
</office:document-meta>
</file>